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ransformErrorListener.SimpleTransformErrorListen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ansformErrorListener.warning( Transformer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ansformErrorListener.fatalError( Transformer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ansformErrorListener.error( Transformer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